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2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6cm" svg:height="0.962cm" svg:x="8.55cm" svg:y="1.6cm">
          <draw:text-box>
            <text:p><text:span text:style-name="T1">Mi</text:span><text:span text:style-name="T1">x</text:span></text:p>
          </draw:text-box>
        </draw:frame>
        <draw:frame draw:style-name="gr2" draw:text-style-name="P1" draw:layer="layout" svg:width="2.75cm" svg:height="0.962cm" svg:x="13.099cm" svg:y="1.6cm">
          <draw:text-box>
            <text:p><text:span text:style-name="T1">Vo</text:span><text:span text:style-name="T1">lu</text:span><text:span text:style-name="T1">m</text:span><text:span text:style-name="T1">e</text:span></text:p>
          </draw:text-box>
        </draw:frame>
        <draw:frame draw:style-name="gr3" draw:text-style-name="P1" draw:layer="layout" svg:width="2.407cm" svg:height="0.962cm" svg:x="2.066cm" svg:y="0.627cm">
          <draw:text-box>
            <text:p><text:span text:style-name="T1">P</text:span><text:span text:style-name="T1">o</text:span><text:span text:style-name="T1">w</text:span><text:span text:style-name="T1">er</text:span></text:p>
          </draw:text-box>
        </draw:frame>
        <draw:frame draw:style-name="gr4" draw:text-style-name="P1" draw:layer="layout" svg:width="1.243cm" svg:height="0.962cm" svg:x="3.557cm" svg:y="6.66cm">
          <draw:text-box>
            <text:p><text:span text:style-name="T1">T0</text:span></text:p>
          </draw:text-box>
        </draw:frame>
        <draw:frame draw:style-name="gr4" draw:text-style-name="P1" draw:layer="layout" svg:width="1.243cm" svg:height="0.962cm" svg:x="6.694cm" svg:y="6.583cm">
          <draw:text-box>
            <text:p><text:span text:style-name="T1">T1</text:span></text:p>
          </draw:text-box>
        </draw:frame>
        <draw:frame draw:style-name="gr4" draw:text-style-name="P1" draw:layer="layout" svg:width="1.243cm" svg:height="0.962cm" svg:x="9.705cm" svg:y="6.6cm">
          <draw:text-box>
            <text:p><text:span text:style-name="T1">T2</text:span></text:p>
          </draw:text-box>
        </draw:frame>
        <draw:frame draw:style-name="gr4" draw:text-style-name="P1" draw:layer="layout" svg:width="1.243cm" svg:height="0.962cm" svg:x="12.67cm" svg:y="6.6cm">
          <draw:text-box>
            <text:p><text:span text:style-name="T1">T3</text:span></text:p>
          </draw:text-box>
        </draw:frame>
        <draw:frame draw:style-name="gr5" draw:text-style-name="P1" draw:layer="layout" svg:width="1.277cm" svg:height="0.962cm" svg:x="1.74cm" svg:y="12.1cm">
          <draw:text-box>
            <text:p><text:span text:style-name="T1">S0</text:span></text:p>
          </draw:text-box>
        </draw:frame>
        <draw:frame draw:style-name="gr5" draw:text-style-name="P1" draw:layer="layout" svg:width="1.277cm" svg:height="0.962cm" svg:x="4.762cm" svg:y="12.111cm">
          <draw:text-box>
            <text:p><text:span text:style-name="T1">S1</text:span></text:p>
          </draw:text-box>
        </draw:frame>
        <draw:frame draw:style-name="gr5" draw:text-style-name="P1" draw:layer="layout" svg:width="1.277cm" svg:height="0.962cm" svg:x="8.218cm" svg:y="12.1cm">
          <draw:text-box draw:corner-radius="0.082cm">
            <text:p><text:span text:style-name="T1">S2</text:span></text:p>
          </draw:text-box>
        </draw:frame>
        <draw:frame draw:style-name="gr6" draw:text-style-name="P1" draw:layer="layout" svg:width="1.277cm" svg:height="0.962cm" svg:x="11.523cm" svg:y="12.1cm">
          <draw:text-box>
            <text:p><text:span text:style-name="T1">S3</text:span></text:p>
          </draw:text-box>
        </draw:frame>
        <draw:frame draw:style-name="gr6" draw:text-style-name="P1" draw:layer="layout" svg:width="1.277cm" svg:height="0.962cm" svg:x="1.873cm" svg:y="16.1cm">
          <draw:text-box>
            <text:p><text:span text:style-name="T1">S4</text:span></text:p>
          </draw:text-box>
        </draw:frame>
        <draw:frame draw:style-name="gr5" draw:text-style-name="P1" draw:layer="layout" svg:width="1.277cm" svg:height="0.962cm" svg:x="4.559cm" svg:y="16.1cm">
          <draw:text-box>
            <text:p><text:span text:style-name="T1">S5</text:span></text:p>
          </draw:text-box>
        </draw:frame>
        <draw:frame draw:style-name="gr6" draw:text-style-name="P1" draw:layer="layout" svg:width="1.277cm" svg:height="0.962cm" svg:x="7.983cm" svg:y="16.1cm">
          <draw:text-box>
            <text:p><text:span text:style-name="T1">S6</text:span></text:p>
          </draw:text-box>
        </draw:frame>
        <draw:frame draw:style-name="gr5" draw:text-style-name="P1" draw:layer="layout" svg:width="1.277cm" svg:height="0.962cm" svg:x="11.329cm" svg:y="16.152cm">
          <draw:text-box>
            <text:p><text:span text:style-name="T1">S7</text:span></text:p>
          </draw:text-box>
        </draw:frame>
        <draw:frame draw:style-name="gr7" draw:text-style-name="P1" draw:layer="layout" svg:width="2.124cm" svg:height="1.853cm" svg:x="15.676cm" svg:y="18.747cm">
          <draw:text-box>
            <text:p><text:span text:style-name="T1">&lt; </text:span><text:span text:style-name="T1">X </text:span><text:span text:style-name="T1">&gt;</text:span></text:p>
          </draw:text-box>
        </draw:frame>
        <draw:frame draw:style-name="gr8" draw:text-style-name="P1" draw:layer="layout" svg:width="0.925cm" svg:height="2.384cm" svg:x="13.175cm" svg:y="15.091cm">
          <draw:text-box>
            <text:p><text:span text:style-name="T1">^</text:span><text:span text:style-name="T1"><text:line-break/></text:span><text:span text:style-name="T1">Y</text:span><text:span text:style-name="T1"><text:line-break/></text:span><text:span text:style-name="T1">v</text:span></text:p>
          </draw:text-box>
        </draw:frame>
        <draw:frame draw:style-name="gr5" draw:text-style-name="P1" draw:layer="layout" svg:width="1.277cm" svg:height="0.962cm" svg:x="20.692cm" svg:y="11.002cm">
          <draw:text-box draw:corner-radius="2.5cm">
            <text:p><text:span text:style-name="T1">P0</text:span></text:p>
          </draw:text-box>
        </draw:frame>
        <draw:frame draw:style-name="gr5" draw:text-style-name="P1" draw:layer="layout" svg:width="1.277cm" svg:height="0.962cm" svg:x="25.672cm" svg:y="11.1cm">
          <draw:text-box>
            <text:p><text:span text:style-name="T1">P1</text:span></text:p>
          </draw:text-box>
        </draw:frame>
        <draw:frame draw:style-name="gr5" draw:text-style-name="P1" draw:layer="layout" svg:width="1.277cm" svg:height="0.962cm" svg:x="20.624cm" svg:y="15.638cm">
          <draw:text-box>
            <text:p><text:span text:style-name="T1">P2</text:span></text:p>
          </draw:text-box>
        </draw:frame>
        <draw:frame draw:style-name="gr5" draw:text-style-name="P1" draw:layer="layout" svg:width="1.277cm" svg:height="0.962cm" svg:x="25.623cm" svg:y="15.677cm">
          <draw:text-box>
            <text:p><text:span text:style-name="T1">P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8cm" fo:margin-right="0.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5T13:02:18.942189230</meta:creation-date>
    <dc:date>2020-05-13T17:14:08.682696088</dc:date>
    <meta:editing-duration>PT30M5S</meta:editing-duration>
    <meta:editing-cycles>9</meta:editing-cycles>
    <meta:generator>LibreOffice/6.3.5.2$Linux_X86_64 LibreOffice_project/30$Build-2</meta:generator>
    <meta:print-date>2020-05-11T09:47:12.595121581</meta:print-date>
    <meta:document-statistic meta:object-count="21"/>
  </office:meta>
</office:document-meta>
</file>